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  <style:text-properties style:font-name="Liberation Sans" fo:font-size="12pt"/>
    </style:style>
    <style:style style:name="P2" style:family="paragraph" style:parent-style-name="Heading_20_2">
      <style:paragraph-properties fo:line-height="150%"/>
    </style:style>
    <style:style style:name="P3" style:family="paragraph" style:parent-style-name="Text_20_body">
      <style:paragraph-properties fo:margin-top="0cm" fo:margin-bottom="0cm" loext:contextual-spacing="false" fo:line-height="150%" fo:text-align="start" style:justify-single-word="false"/>
    </style:style>
    <style:style style:name="P4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7" style:family="paragraph" style:parent-style-name="Text_20_body">
      <style:paragraph-properties fo:margin-top="0.42cm" fo:margin-bottom="0.499cm" loext:contextual-spacing="false" fo:line-height="100%" fo:break-before="page" fo:keep-with-next="always"/>
      <style:text-properties style:font-name="Albany1" fo:font-size="16pt" fo:font-weight="bold"/>
    </style:style>
    <style:style style:name="P8" style:family="paragraph" style:parent-style-name="Text_20_body">
      <style:paragraph-properties fo:margin-left="0.499cm" fo:margin-right="0cm" fo:margin-top="0cm" fo:margin-bottom="0cm" loext:contextual-spacing="false" fo:line-height="100%" fo:text-indent="0cm" style:auto-text-indent="false"/>
    </style:style>
    <style:style style:name="P9" style:family="paragraph" style:parent-style-name="Heading_20_2" style:master-page-name="HTML">
      <style:paragraph-properties fo:line-height="150%" style:page-number="auto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style:font-name="Liberation Sans" fo:font-size="12pt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Liberation Sans" fo:font-size="12pt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" fo:font-size="12pt" fo:font-weight="normal"/>
    </style:style>
    <style:style style:name="T8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9" text:outline-level="2"><text:bookmark-start text:name="__RefHeading___Toc2175_1280209449"/><text:span text:style-name="T1">#1053</text:span><text:bookmark-end text:name="__RefHeading___Toc2175_1280209449"/></text:h>
        <text:p text:style-name="P4"/>
        <text:p text:style-name="P4"><text:span text:style-name="T1">A criação é obra dos dedos de Deus (</text:span><text:a xlink:type="simple" xlink:href="http://bibliaonline.com.br/acf/sl/8/3" text:style-name="Internet_20_link" text:visited-style-name="Visited_20_Internet_20_Link"><text:span text:style-name="T1">Sl 8:3</text:span></text:a><text:span text:style-name="T1">)... o castigo do ímpio é obra da mão de Deus (</text:span><text:a xlink:type="simple" xlink:href="http://bibliaonline.com.br/acf/sl/39/10" text:style-name="Internet_20_link" text:visited-style-name="Visited_20_Internet_20_Link"><text:span text:style-name="T1">Sl 39:10</text:span></text:a><text:span text:style-name="T1">)... a salvação é obra do braço de Deus (</text:span><text:a xlink:type="simple" xlink:href="http://bibliaonline.com.br/acf/sl/77/1" text:style-name="Internet_20_link" text:visited-style-name="Visited_20_Internet_20_Link"><text:span text:style-name="T1">Sl 77:1</text:span></text:a><text:span text:style-name="T1">).</text:span></text:p>
        <text:p text:style-name="P4"/>
        <text:h text:style-name="P2" text:outline-level="2"><text:bookmark-start text:name="__RefHeading___Toc2177_1280209449"/><text:a xlink:type="simple" xlink:href="http://bibliaonline.com.br/acf/na/1" text:style-name="Internet_20_link" text:visited-style-name="Visited_20_Internet_20_Link"><text:span text:style-name="T1">NAUM 1</text:span></text:a><text:bookmark-end text:name="__RefHeading___Toc2177_1280209449"/></text:h>
        <text:p text:style-name="P4"/>
        <text:p text:style-name="P5">Este livro foi escrito cerca de 150 anos após o livro de Jonas. Tente entender seu significado. Num relance, vemos que fala da cidade de Nínive... mas a história toda é um tipo do que irá acontecer a esse mesmo inimigo em um dia futuro.</text:p>
        <text:p text:style-name="P4"/>
        <text:p text:style-name="P4"><text:a xlink:type="simple" xlink:href="http://bibliaonline.com.br/acf/Na/1/15" text:style-name="Internet_20_link" text:visited-style-name="Visited_20_Internet_20_Link"><text:span text:style-name="T1">Na 1:15</text:span></text:a><text:span text:style-name="T1"> Que promessa maravilhosa! Possamos nós tomar posse dela.</text:span></text:p>
        <text:p text:style-name="P4"/>
        <text:p text:style-name="P4"><text:a xlink:type="simple" xlink:href="http://bibliaonline.com.br/acf/Na/1/15" text:style-name="Internet_20_link" text:visited-style-name="Visited_20_Internet_20_Link"><text:span text:style-name="T1">Na 1:15</text:span></text:a><text:span text:style-name="T1"> Encontramos também este versículo em Isaías </text:span><text:a xlink:type="simple" xlink:href="http://bibliaonline.com.br/acf/is/52/7" text:style-name="Internet_20_link" text:visited-style-name="Visited_20_Internet_20_Link"><text:span text:style-name="T1">52:7</text:span></text:a><text:span text:style-name="T1">, falando dos maravilhosos pés do Senhor. Naum significa "a angústia do Senhor"; e no </text:span><text:a xlink:type="simple" xlink:href="http://bibliaonline.com.br/acf/na/1/9" text:style-name="Internet_20_link" text:visited-style-name="Visited_20_Internet_20_Link"><text:span text:style-name="T1">versículo 9</text:span></text:a><text:span text:style-name="T1"> vemos que "não se levantará duas vezes a angústia". A obra do Senhor na cruz foi completada de uma vez para sempre. Agora ligue isto com Gn </text:span><text:a xlink:type="simple" xlink:href="http://bibliaonline.com.br/acf/gn/41/52" text:style-name="Internet_20_link" text:visited-style-name="Visited_20_Internet_20_Link"><text:span text:style-name="T1">41:52</text:span></text:a><text:span text:style-name="T1">.</text:span></text:p>
        <text:p text:style-name="P4"/>
        <text:h text:style-name="P1" text:outline-level="2"><text:bookmark-start text:name="__RefHeading___Toc2179_1280209449"/>#1054<text:bookmark-end text:name="__RefHeading___Toc2179_1280209449"/></text:h>
        <text:p text:style-name="P4"/>
        <text:p text:style-name="P5">Cada dia tem seu próprio trabalho, sua luta, e suas exigências; portanto, devemos ter em mente a cada manhã: Levanto-me para trabalhar para Deus, para guerrear contra tudo o que se opõe a Deus, e para obter de Deus um suprimento de graça para todas as minhas necessidades.</text:p>
        <text:p text:style-name="P4"/>
        <text:h text:style-name="P2" text:outline-level="2"><text:bookmark-start text:name="__RefHeading___Toc2181_1280209449"/><text:a xlink:type="simple" xlink:href="http://bibliaonline.com.br/acf/na/2" text:style-name="Internet_20_link" text:visited-style-name="Visited_20_Internet_20_Link"><text:span text:style-name="T1">NAUM 2</text:span></text:a><text:bookmark-end text:name="__RefHeading___Toc2181_1280209449"/></text:h>
        <text:p text:style-name="P4"/>
        <text:p text:style-name="P5">Lemos sobre a cidade de Nínive, que foi poupada na época de Jonas. Mas agora, cerca de 150 anos mais tarde, a cidade voltou à adoração de ídolos. Deus está muito irado com esta cidade. E Judá era igualmente culpada de idolatria.</text:p>
        <text:p text:style-name="P4"/>
        <text:p text:style-name="P4"><text:a xlink:type="simple" xlink:href="http://bibliaonline.com.br/acf/Na/2/6" text:style-name="Internet_20_link" text:visited-style-name="Visited_20_Internet_20_Link"><text:span text:style-name="T1">Na 2:6</text:span></text:a><text:span text:style-name="T1"> O rio pode ser o Tigre. As represas serão rompidas.</text:span></text:p>
        <text:p text:style-name="P4"><text:soft-page-break/></text:p>
        <text:p text:style-name="P4"><text:a xlink:type="simple" xlink:href="http://bibliaonline.com.br/acf/Na/2/7" text:style-name="Internet_20_link" text:visited-style-name="Visited_20_Internet_20_Link"><text:span text:style-name="T1">Na 2:7</text:span></text:a><text:span text:style-name="T1"> "Huzzab" (algumas versões) é um nome simbólico para Níneve. Ouvimos muito sobre o Irã e o Iraque, que é onde aquela cidade estava. Aqueles países serão alguns dos inimigos que atacarão Israel durante a Tribulação.</text:span></text:p>
        <text:p text:style-name="P4"/>
        <text:p text:style-name="P4"><text:a xlink:type="simple" xlink:href="http://bibliaonline.com.br/acf/Na/2/8-13" text:style-name="Internet_20_link" text:visited-style-name="Visited_20_Internet_20_Link"><text:span text:style-name="T1">Na 2:8-13</text:span></text:a><text:span text:style-name="T1"> Refere-se ao castigo de Deus que cedo cairia sobre a grande impiedade deles. (Hoje o mundo está se tornando ainda mais ímpio e violento, por isso devemos nos manter o mais separado possível dele).</text:span></text:p>
        <text:p text:style-name="P4"/>
        <text:p text:style-name="P4"><text:span text:style-name="T1">Capítulo </text:span><text:a xlink:type="simple" xlink:href="http://bibliaonline.com.br/acf/na/3/9" text:style-name="Internet_20_link" text:visited-style-name="Visited_20_Internet_20_Link"><text:span text:style-name="T1">3:9</text:span></text:a><text:span text:style-name="T1"> Provavelmente refira-se ao Egito... "tendo... o mar por muralha", ou o rio Nil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" style:font-family-complex="Free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8:59:31.499820869</dc:date>
    <meta:creation-date>2018-06-11T22:51:04.642681485</meta:creation-date>
    <meta:generator>LibreOffice/6.0.7.3$Linux_X86_64 LibreOffice_project/00m0$Build-3</meta:generator>
    <meta:editing-duration>PT28M44S</meta:editing-duration>
    <meta:editing-cycles>1</meta:editing-cycles>
    <meta:document-statistic meta:table-count="0" meta:image-count="0" meta:object-count="0" meta:page-count="2" meta:paragraph-count="14" meta:word-count="336" meta:character-count="1846" meta:non-whitespace-character-count="1524"/>
  </office:meta>
</office:document-meta>
</file>